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pository.fireTransferCompleted( long total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pository.fireTransferComple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pository.standardiz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hasTransferListener( Transf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addTransferListener( Transf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removeTransferListener( Transfe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fireTransferStarted( long total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pository.fireTransferProgress( long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pository.fireTransfer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pository.fireTransferInitiated( Resource res , int reques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pository.fireTransferEvent( TransferEvent ev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pository.put( File source , String destination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fireTransferError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posi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put( Artifact artifact , File source , String destination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fireTransf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posi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getFile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